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SV0188402338</text:p>
          </table:table-cell>
          <table:table-cell office:value-type="float" office:value="49.788989" calcext:value-type="float">
            <text:p>49.788989</text:p>
          </table:table-cell>
          <table:table-cell office:value-type="float" office:value="-7.5335114" calcext:value-type="float">
            <text:p>-7.533511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822" calcext:value-type="float">
            <text:p>5822</text:p>
          </table:table-cell>
          <table:table-cell office:value-type="string" calcext:value-type="string">
            <text:p>SV0259505822</text:p>
          </table:table-cell>
          <table:table-cell office:value-type="float" office:value="49.820649" calcext:value-type="float">
            <text:p>49.820649</text:p>
          </table:table-cell>
          <table:table-cell office:value-type="float" office:value="-7.5272411" calcext:value-type="float">
            <text:p>-7.527241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SV0218802215</text:p>
          </table:table-cell>
          <table:table-cell office:value-type="float" office:value="49.788089" calcext:value-type="float">
            <text:p>49.788089</text:p>
          </table:table-cell>
          <table:table-cell office:value-type="float" office:value="-7.5291821" calcext:value-type="float">
            <text:p>-7.529182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SV0264802407</text:p>
          </table:table-cell>
          <table:table-cell office:value-type="float" office:value="49.790112" calcext:value-type="float">
            <text:p>49.790112</text:p>
          </table:table-cell>
          <table:table-cell office:value-type="float" office:value="-7.5230175" calcext:value-type="float">
            <text:p>-7.523017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SV0350903420</text:p>
          </table:table-cell>
          <table:table-cell office:value-type="float" office:value="49.79975" calcext:value-type="float">
            <text:p>49.79975</text:p>
          </table:table-cell>
          <table:table-cell office:value-type="float" office:value="-7.5121439" calcext:value-type="float">
            <text:p>-7.512143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SV0339205015</text:p>
          </table:table-cell>
          <table:table-cell office:value-type="float" office:value="49.813951" calcext:value-type="float">
            <text:p>49.813951</text:p>
          </table:table-cell>
          <table:table-cell office:value-type="float" office:value="-7.5153894" calcext:value-type="float">
            <text:p>-7.515389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SV0259402162</text:p>
          </table:table-cell>
          <table:table-cell office:value-type="float" office:value="49.787883" calcext:value-type="float">
            <text:p>49.787883</text:p>
          </table:table-cell>
          <table:table-cell office:value-type="float" office:value="-7.523514" calcext:value-type="float">
            <text:p>-7.523514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7487" calcext:value-type="float">
            <text:p>7487</text:p>
          </table:table-cell>
          <table:table-cell office:value-type="string" calcext:value-type="string">
            <text:p>SV0323007487</text:p>
          </table:table-cell>
          <table:table-cell office:value-type="float" office:value="49.835975" calcext:value-type="float">
            <text:p>49.835975</text:p>
          </table:table-cell>
          <table:table-cell office:value-type="float" office:value="-7.5201562" calcext:value-type="float">
            <text:p>-7.5201562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SV0470405142</text:p>
          </table:table-cell>
          <table:table-cell office:value-type="float" office:value="49.815953" calcext:value-type="float">
            <text:p>49.815953</text:p>
          </table:table-cell>
          <table:table-cell office:value-type="float" office:value="-7.4973666" calcext:value-type="float">
            <text:p>-7.4973666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V0305801885</text:p>
          </table:table-cell>
          <table:table-cell office:value-type="float" office:value="49.78571" calcext:value-type="float">
            <text:p>49.78571</text:p>
          </table:table-cell>
          <table:table-cell office:value-type="float" office:value="-7.5168155" calcext:value-type="float">
            <text:p>-7.516815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896" calcext:value-type="float">
            <text:p>6896</text:p>
          </table:table-cell>
          <table:table-cell office:value-type="string" calcext:value-type="string">
            <text:p>SV0243406896</text:p>
          </table:table-cell>
          <table:table-cell office:value-type="float" office:value="49.830157" calcext:value-type="float">
            <text:p>49.830157</text:p>
          </table:table-cell>
          <table:table-cell office:value-type="float" office:value="-7.5305683" calcext:value-type="float">
            <text:p>-7.5305683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4762" calcext:value-type="float">
            <text:p>4762</text:p>
          </table:table-cell>
          <table:table-cell office:value-type="string" calcext:value-type="string">
            <text:p>SV0346804762</text:p>
          </table:table-cell>
          <table:table-cell office:value-type="float" office:value="49.811737" calcext:value-type="float">
            <text:p>49.811737</text:p>
          </table:table-cell>
          <table:table-cell office:value-type="float" office:value="-7.5140797" calcext:value-type="float">
            <text:p>-7.5140797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SV0413505560</text:p>
          </table:table-cell>
          <table:table-cell office:value-type="float" office:value="49.819321" calcext:value-type="float">
            <text:p>49.819321</text:p>
          </table:table-cell>
          <table:table-cell office:value-type="float" office:value="-7.5056651" calcext:value-type="float">
            <text:p>-7.505665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SV0341004930</text:p>
          </table:table-cell>
          <table:table-cell office:value-type="float" office:value="49.813202" calcext:value-type="float">
            <text:p>49.813202</text:p>
          </table:table-cell>
          <table:table-cell office:value-type="float" office:value="-7.5150536" calcext:value-type="float">
            <text:p>-7.5150536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5612" calcext:value-type="float">
            <text:p>5612</text:p>
          </table:table-cell>
          <table:table-cell office:value-type="string" calcext:value-type="string">
            <text:p>SV0401305612</text:p>
          </table:table-cell>
          <table:table-cell office:value-type="float" office:value="49.819706" calcext:value-type="float">
            <text:p>49.819706</text:p>
          </table:table-cell>
          <table:table-cell office:value-type="float" office:value="-7.5074062" calcext:value-type="float">
            <text:p>-7.5074062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SV0367004890</text:p>
          </table:table-cell>
          <table:table-cell office:value-type="float" office:value="49.813016" calcext:value-type="float">
            <text:p>49.813016</text:p>
          </table:table-cell>
          <table:table-cell office:value-type="float" office:value="-7.5114157" calcext:value-type="float">
            <text:p>-7.5114157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SV0318301431</text:p>
          </table:table-cell>
          <table:table-cell office:value-type="float" office:value="49.781728" calcext:value-type="float">
            <text:p>49.781728</text:p>
          </table:table-cell>
          <table:table-cell office:value-type="float" office:value="-7.5146243" calcext:value-type="float">
            <text:p>-7.514624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SV0240302114</text:p>
          </table:table-cell>
          <table:table-cell office:value-type="float" office:value="49.787327" calcext:value-type="float">
            <text:p>49.787327</text:p>
          </table:table-cell>
          <table:table-cell office:value-type="float" office:value="-7.526106" calcext:value-type="float">
            <text:p>-7.526106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SV0352705425</text:p>
          </table:table-cell>
          <table:table-cell office:value-type="float" office:value="49.817711" calcext:value-type="float">
            <text:p>49.817711</text:p>
          </table:table-cell>
          <table:table-cell office:value-type="float" office:value="-7.51394" calcext:value-type="float">
            <text:p>-7.51394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SV0250706851</text:p>
          </table:table-cell>
          <table:table-cell office:value-type="float" office:value="49.829803" calcext:value-type="float">
            <text:p>49.829803</text:p>
          </table:table-cell>
          <table:table-cell office:value-type="float" office:value="-7.529512" calcext:value-type="float">
            <text:p>-7.529512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SV0488505040</text:p>
          </table:table-cell>
          <table:table-cell office:value-type="float" office:value="49.815159" calcext:value-type="float">
            <text:p>49.815159</text:p>
          </table:table-cell>
          <table:table-cell office:value-type="float" office:value="-7.4947585" calcext:value-type="float">
            <text:p>-7.4947585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SV0484705140</text:p>
          </table:table-cell>
          <table:table-cell office:value-type="float" office:value="49.81603" calcext:value-type="float">
            <text:p>49.81603</text:p>
          </table:table-cell>
          <table:table-cell office:value-type="float" office:value="-7.495386" calcext:value-type="float">
            <text:p>-7.495386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SV0368502137</text:p>
          </table:table-cell>
          <table:table-cell office:value-type="float" office:value="49.78838" calcext:value-type="float">
            <text:p>49.78838</text:p>
          </table:table-cell>
          <table:table-cell office:value-type="float" office:value="-7.5084026" calcext:value-type="float">
            <text:p>-7.5084026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SV0334804885</text:p>
          </table:table-cell>
          <table:table-cell office:value-type="float" office:value="49.812759" calcext:value-type="float">
            <text:p>49.812759</text:p>
          </table:table-cell>
          <table:table-cell office:value-type="float" office:value="-7.5158654" calcext:value-type="float">
            <text:p>-7.5158654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V0333404918</text:p>
          </table:table-cell>
          <table:table-cell office:value-type="float" office:value="49.813045" calcext:value-type="float">
            <text:p>49.813045</text:p>
          </table:table-cell>
          <table:table-cell office:value-type="float" office:value="-7.5160928" calcext:value-type="float">
            <text:p>-7.516092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847" calcext:value-type="float">
            <text:p>7847</text:p>
          </table:table-cell>
          <table:table-cell office:value-type="string" calcext:value-type="string">
            <text:p>SV0170807847</text:p>
          </table:table-cell>
          <table:table-cell office:value-type="float" office:value="49.838189" calcext:value-type="float">
            <text:p>49.838189</text:p>
          </table:table-cell>
          <table:table-cell office:value-type="float" office:value="-7.5415913" calcext:value-type="float">
            <text:p>-7.5415913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SV0275703683</text:p>
          </table:table-cell>
          <table:table-cell office:value-type="float" office:value="49.801607" calcext:value-type="float">
            <text:p>49.801607</text:p>
          </table:table-cell>
          <table:table-cell office:value-type="float" office:value="-7.5228133" calcext:value-type="float">
            <text:p>-7.522813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7281" calcext:value-type="float">
            <text:p>7281</text:p>
          </table:table-cell>
          <table:table-cell office:value-type="string" calcext:value-type="string">
            <text:p>SV0232707281</text:p>
          </table:table-cell>
          <table:table-cell office:value-type="float" office:value="49.833533" calcext:value-type="float">
            <text:p>49.833533</text:p>
          </table:table-cell>
          <table:table-cell office:value-type="float" office:value="-7.5324435" calcext:value-type="float">
            <text:p>-7.5324435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8486" calcext:value-type="float">
            <text:p>8486</text:p>
          </table:table-cell>
          <table:table-cell office:value-type="string" calcext:value-type="string">
            <text:p>SV0297508486</text:p>
          </table:table-cell>
          <table:table-cell office:value-type="float" office:value="49.844749" calcext:value-type="float">
            <text:p>49.844749</text:p>
          </table:table-cell>
          <table:table-cell office:value-type="float" office:value="-7.5247078" calcext:value-type="float">
            <text:p>-7.5247078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SV0268502440</text:p>
          </table:table-cell>
          <table:table-cell office:value-type="float" office:value="49.790432" calcext:value-type="float">
            <text:p>49.790432</text:p>
          </table:table-cell>
          <table:table-cell office:value-type="float" office:value="-7.5225396" calcext:value-type="float">
            <text:p>-7.5225396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SV0524501294</text:p>
          </table:table-cell>
          <table:table-cell office:value-type="float" office:value="49.781859" calcext:value-type="float">
            <text:p>49.781859</text:p>
          </table:table-cell>
          <table:table-cell office:value-type="float" office:value="-7.4859754" calcext:value-type="float">
            <text:p>-7.4859754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V0564301187</text:p>
          </table:table-cell>
          <table:table-cell office:value-type="float" office:value="49.781162" calcext:value-type="float">
            <text:p>49.781162</text:p>
          </table:table-cell>
          <table:table-cell office:value-type="float" office:value="-7.480364" calcext:value-type="float">
            <text:p>-7.480364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V0258802239</text:p>
          </table:table-cell>
          <table:table-cell office:value-type="float" office:value="49.788568" calcext:value-type="float">
            <text:p>49.788568</text:p>
          </table:table-cell>
          <table:table-cell office:value-type="float" office:value="-7.5236756" calcext:value-type="float">
            <text:p>-7.5236756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SV0365802087</text:p>
          </table:table-cell>
          <table:table-cell office:value-type="float" office:value="49.787914" calcext:value-type="float">
            <text:p>49.787914</text:p>
          </table:table-cell>
          <table:table-cell office:value-type="float" office:value="-7.508725" calcext:value-type="float">
            <text:p>-7.50872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5924" calcext:value-type="float">
            <text:p>5924</text:p>
          </table:table-cell>
          <table:table-cell office:value-type="string" calcext:value-type="string">
            <text:p>SV0282505924</text:p>
          </table:table-cell>
          <table:table-cell office:value-type="float" office:value="49.821714" calcext:value-type="float">
            <text:p>49.821714</text:p>
          </table:table-cell>
          <table:table-cell office:value-type="float" office:value="-7.524163" calcext:value-type="float">
            <text:p>-7.524163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SV0361304546</text:p>
          </table:table-cell>
          <table:table-cell office:value-type="float" office:value="49.809899" calcext:value-type="float">
            <text:p>49.809899</text:p>
          </table:table-cell>
          <table:table-cell office:value-type="float" office:value="-7.5118535" calcext:value-type="float">
            <text:p>-7.511853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SV0271502973</text:p>
          </table:table-cell>
          <table:table-cell office:value-type="float" office:value="49.795223" calcext:value-type="float">
            <text:p>49.795223</text:p>
          </table:table-cell>
          <table:table-cell office:value-type="float" office:value="-7.522669" calcext:value-type="float">
            <text:p>-7.522669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SV0278302467</text:p>
          </table:table-cell>
          <table:table-cell office:value-type="float" office:value="49.790738" calcext:value-type="float">
            <text:p>49.790738</text:p>
          </table:table-cell>
          <table:table-cell office:value-type="float" office:value="-7.521212" calcext:value-type="float">
            <text:p>-7.52121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SV0291603694</text:p>
          </table:table-cell>
          <table:table-cell office:value-type="float" office:value="49.801811" calcext:value-type="float">
            <text:p>49.801811</text:p>
          </table:table-cell>
          <table:table-cell office:value-type="float" office:value="-7.5206254" calcext:value-type="float">
            <text:p>-7.5206254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SV0513701427</text:p>
          </table:table-cell>
          <table:table-cell office:value-type="float" office:value="49.782979" calcext:value-type="float">
            <text:p>49.782979</text:p>
          </table:table-cell>
          <table:table-cell office:value-type="float" office:value="-7.4876036" calcext:value-type="float">
            <text:p>-7.4876036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SV0238402256</text:p>
          </table:table-cell>
          <table:table-cell office:value-type="float" office:value="49.788586" calcext:value-type="float">
            <text:p>49.788586</text:p>
          </table:table-cell>
          <table:table-cell office:value-type="float" office:value="-7.5265138" calcext:value-type="float">
            <text:p>-7.526513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V0277000804</text:p>
          </table:table-cell>
          <table:table-cell office:value-type="float" office:value="49.775842" calcext:value-type="float">
            <text:p>49.775842</text:p>
          </table:table-cell>
          <table:table-cell office:value-type="float" office:value="-7.5196947" calcext:value-type="float">
            <text:p>-7.5196947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SV0534701320</text:p>
          </table:table-cell>
          <table:table-cell office:value-type="float" office:value="49.782159" calcext:value-type="float">
            <text:p>49.782159</text:p>
          </table:table-cell>
          <table:table-cell office:value-type="float" office:value="-7.4845915" calcext:value-type="float">
            <text:p>-7.4845915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V0256301927</text:p>
          </table:table-cell>
          <table:table-cell office:value-type="float" office:value="49.785759" calcext:value-type="float">
            <text:p>49.785759</text:p>
          </table:table-cell>
          <table:table-cell office:value-type="float" office:value="-7.5237027" calcext:value-type="float">
            <text:p>-7.523702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V0336001972</text:p>
          </table:table-cell>
          <table:table-cell office:value-type="float" office:value="49.786688" calcext:value-type="float">
            <text:p>49.786688</text:p>
          </table:table-cell>
          <table:table-cell office:value-type="float" office:value="-7.5127284" calcext:value-type="float">
            <text:p>-7.5127284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V0483501975</text:p>
          </table:table-cell>
          <table:table-cell office:value-type="float" office:value="49.787686" calcext:value-type="float">
            <text:p>49.787686</text:p>
          </table:table-cell>
          <table:table-cell office:value-type="float" office:value="-7.4923357" calcext:value-type="float">
            <text:p>-7.4923357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SV0415305568</text:p>
          </table:table-cell>
          <table:table-cell office:value-type="float" office:value="49.819404" calcext:value-type="float">
            <text:p>49.819404</text:p>
          </table:table-cell>
          <table:table-cell office:value-type="float" office:value="-7.5054242" calcext:value-type="float">
            <text:p>-7.505424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SV0254002185</text:p>
          </table:table-cell>
          <table:table-cell office:value-type="float" office:value="49.788053" calcext:value-type="float">
            <text:p>49.788053</text:p>
          </table:table-cell>
          <table:table-cell office:value-type="float" office:value="-7.5242842" calcext:value-type="float">
            <text:p>-7.524284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SV0231502332</text:p>
          </table:table-cell>
          <table:table-cell office:value-type="float" office:value="49.78922" calcext:value-type="float">
            <text:p>49.78922</text:p>
          </table:table-cell>
          <table:table-cell office:value-type="float" office:value="-7.5275456" calcext:value-type="float">
            <text:p>-7.5275456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8516" calcext:value-type="float">
            <text:p>8516</text:p>
          </table:table-cell>
          <table:table-cell office:value-type="string" calcext:value-type="string">
            <text:p>SV0333508516</text:p>
          </table:table-cell>
          <table:table-cell office:value-type="float" office:value="49.845256" calcext:value-type="float">
            <text:p>49.845256</text:p>
          </table:table-cell>
          <table:table-cell office:value-type="float" office:value="-7.5197548" calcext:value-type="float">
            <text:p>-7.5197548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SV0534001725</text:p>
          </table:table-cell>
          <table:table-cell office:value-type="float" office:value="49.78578" calcext:value-type="float">
            <text:p>49.78578</text:p>
          </table:table-cell>
          <table:table-cell office:value-type="float" office:value="-7.4850989" calcext:value-type="float">
            <text:p>-7.485098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SV0470001875</text:p>
          </table:table-cell>
          <table:table-cell office:value-type="float" office:value="49.786702" calcext:value-type="float">
            <text:p>49.786702</text:p>
          </table:table-cell>
          <table:table-cell office:value-type="float" office:value="-7.4941009" calcext:value-type="float">
            <text:p>-7.4941009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V0380800916</text:p>
          </table:table-cell>
          <table:table-cell office:value-type="float" office:value="49.77753" calcext:value-type="float">
            <text:p>49.77753</text:p>
          </table:table-cell>
          <table:table-cell office:value-type="float" office:value="-7.505459" calcext:value-type="float">
            <text:p>-7.505459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SV0410502970</text:p>
          </table:table-cell>
          <table:table-cell office:value-type="float" office:value="49.796114" calcext:value-type="float">
            <text:p>49.796114</text:p>
          </table:table-cell>
          <table:table-cell office:value-type="float" office:value="-7.5034424" calcext:value-type="float">
            <text:p>-7.5034424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SV0412101414</text:p>
          </table:table-cell>
          <table:table-cell office:value-type="float" office:value="49.782194" calcext:value-type="float">
            <text:p>49.782194</text:p>
          </table:table-cell>
          <table:table-cell office:value-type="float" office:value="-7.5016382" calcext:value-type="float">
            <text:p>-7.501638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SV0435502710</text:p>
          </table:table-cell>
          <table:table-cell office:value-type="float" office:value="49.793951" calcext:value-type="float">
            <text:p>49.793951</text:p>
          </table:table-cell>
          <table:table-cell office:value-type="float" office:value="-7.4997204" calcext:value-type="float">
            <text:p>-7.4997204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SV0550301266</text:p>
          </table:table-cell>
          <table:table-cell office:value-type="float" office:value="49.781778" calcext:value-type="float">
            <text:p>49.781778</text:p>
          </table:table-cell>
          <table:table-cell office:value-type="float" office:value="-7.4823798" calcext:value-type="float">
            <text:p>-7.4823798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SV0295501479</text:p>
          </table:table-cell>
          <table:table-cell office:value-type="float" office:value="49.782007" calcext:value-type="float">
            <text:p>49.782007</text:p>
          </table:table-cell>
          <table:table-cell office:value-type="float" office:value="-7.5178256" calcext:value-type="float">
            <text:p>-7.5178256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SV0456704850</text:p>
          </table:table-cell>
          <table:table-cell office:value-type="float" office:value="49.813249" calcext:value-type="float">
            <text:p>49.813249</text:p>
          </table:table-cell>
          <table:table-cell office:value-type="float" office:value="-7.498965" calcext:value-type="float">
            <text:p>-7.498965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SV0427401735</text:p>
          </table:table-cell>
          <table:table-cell office:value-type="float" office:value="49.785169" calcext:value-type="float">
            <text:p>49.785169</text:p>
          </table:table-cell>
          <table:table-cell office:value-type="float" office:value="-7.4998491" calcext:value-type="float">
            <text:p>-7.499849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SV0379001432</text:p>
          </table:table-cell>
          <table:table-cell office:value-type="float" office:value="49.782137" calcext:value-type="float">
            <text:p>49.782137</text:p>
          </table:table-cell>
          <table:table-cell office:value-type="float" office:value="-7.506233" calcext:value-type="float">
            <text:p>-7.506233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SV0353701570</text:p>
          </table:table-cell>
          <table:table-cell office:value-type="float" office:value="49.783206" calcext:value-type="float">
            <text:p>49.783206</text:p>
          </table:table-cell>
          <table:table-cell office:value-type="float" office:value="-7.5098715" calcext:value-type="float">
            <text:p>-7.5098715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SV0472402435</text:p>
          </table:table-cell>
          <table:table-cell office:value-type="float" office:value="49.791732" calcext:value-type="float">
            <text:p>49.791732</text:p>
          </table:table-cell>
          <table:table-cell office:value-type="float" office:value="-7.4943379" calcext:value-type="float">
            <text:p>-7.4943379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SV0443505458</text:p>
          </table:table-cell>
          <table:table-cell office:value-type="float" office:value="49.818605" calcext:value-type="float">
            <text:p>49.818605</text:p>
          </table:table-cell>
          <table:table-cell office:value-type="float" office:value="-7.5014102" calcext:value-type="float">
            <text:p>-7.5014102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SV0471501880</text:p>
          </table:table-cell>
          <table:table-cell office:value-type="float" office:value="49.786757" calcext:value-type="float">
            <text:p>49.786757</text:p>
          </table:table-cell>
          <table:table-cell office:value-type="float" office:value="-7.4938985" calcext:value-type="float">
            <text:p>-7.4938985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SV0501103267</text:p>
          </table:table-cell>
          <table:table-cell office:value-type="float" office:value="49.799369" calcext:value-type="float">
            <text:p>49.799369</text:p>
          </table:table-cell>
          <table:table-cell office:value-type="float" office:value="-7.4912137" calcext:value-type="float">
            <text:p>-7.4912137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SV0379701895</text:p>
          </table:table-cell>
          <table:table-cell office:value-type="float" office:value="49.786287" calcext:value-type="float">
            <text:p>49.786287</text:p>
          </table:table-cell>
          <table:table-cell office:value-type="float" office:value="-7.5066075" calcext:value-type="float">
            <text:p>-7.506607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SV0417002627</text:p>
          </table:table-cell>
          <table:table-cell office:value-type="float" office:value="49.793086" calcext:value-type="float">
            <text:p>49.793086</text:p>
          </table:table-cell>
          <table:table-cell office:value-type="float" office:value="-7.5021945" calcext:value-type="float">
            <text:p>-7.502194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SV0391801756</text:p>
          </table:table-cell>
          <table:table-cell office:value-type="float" office:value="49.785122" calcext:value-type="float">
            <text:p>49.785122</text:p>
          </table:table-cell>
          <table:table-cell office:value-type="float" office:value="-7.5047929" calcext:value-type="float">
            <text:p>-7.5047929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SV0482305022</text:p>
          </table:table-cell>
          <table:table-cell office:value-type="float" office:value="49.814957" calcext:value-type="float">
            <text:p>49.814957</text:p>
          </table:table-cell>
          <table:table-cell office:value-type="float" office:value="-7.4955981" calcext:value-type="float">
            <text:p>-7.4955981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SV0458201750</text:p>
          </table:table-cell>
          <table:table-cell office:value-type="float" office:value="49.785506" calcext:value-type="float">
            <text:p>49.785506</text:p>
          </table:table-cell>
          <table:table-cell office:value-type="float" office:value="-7.4956055" calcext:value-type="float">
            <text:p>-7.4956055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SV0456904851</text:p>
          </table:table-cell>
          <table:table-cell office:value-type="float" office:value="49.813259" calcext:value-type="float">
            <text:p>49.813259</text:p>
          </table:table-cell>
          <table:table-cell office:value-type="float" office:value="-7.4989383" calcext:value-type="float">
            <text:p>-7.498938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SV0315702947</text:p>
          </table:table-cell>
          <table:table-cell office:value-type="float" office:value="49.795283" calcext:value-type="float">
            <text:p>49.795283</text:p>
          </table:table-cell>
          <table:table-cell office:value-type="float" office:value="-7.5165298" calcext:value-type="float">
            <text:p>-7.5165298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SV0374201877</text:p>
          </table:table-cell>
          <table:table-cell office:value-type="float" office:value="49.786089" calcext:value-type="float">
            <text:p>49.786089</text:p>
          </table:table-cell>
          <table:table-cell office:value-type="float" office:value="-7.5073496" calcext:value-type="float">
            <text:p>-7.5073496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SV0487001147</text:p>
          </table:table-cell>
          <table:table-cell office:value-type="float" office:value="49.780296" calcext:value-type="float">
            <text:p>49.780296</text:p>
          </table:table-cell>
          <table:table-cell office:value-type="float" office:value="-7.4910112" calcext:value-type="float">
            <text:p>-7.4910112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SV0503003340</text:p>
          </table:table-cell>
          <table:table-cell office:value-type="float" office:value="49.800035" calcext:value-type="float">
            <text:p>49.800035</text:p>
          </table:table-cell>
          <table:table-cell office:value-type="float" office:value="-7.491025" calcext:value-type="float">
            <text:p>-7.491025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V0370301321</text:p>
          </table:table-cell>
          <table:table-cell office:value-type="float" office:value="49.781086" calcext:value-type="float">
            <text:p>49.781086</text:p>
          </table:table-cell>
          <table:table-cell office:value-type="float" office:value="-7.5073229" calcext:value-type="float">
            <text:p>-7.507322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SV0369802283</text:p>
          </table:table-cell>
          <table:table-cell office:value-type="float" office:value="49.789695" calcext:value-type="float">
            <text:p>49.789695</text:p>
          </table:table-cell>
          <table:table-cell office:value-type="float" office:value="-7.5083715" calcext:value-type="float">
            <text:p>-7.5083715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SV0378201574</text:p>
          </table:table-cell>
          <table:table-cell office:value-type="float" office:value="49.783403" calcext:value-type="float">
            <text:p>49.783403</text:p>
          </table:table-cell>
          <table:table-cell office:value-type="float" office:value="-7.5064881" calcext:value-type="float">
            <text:p>-7.5064881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SV0529102629</text:p>
          </table:table-cell>
          <table:table-cell office:value-type="float" office:value="49.793841" calcext:value-type="float">
            <text:p>49.793841</text:p>
          </table:table-cell>
          <table:table-cell office:value-type="float" office:value="-7.4866935" calcext:value-type="float">
            <text:p>-7.486693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SV0366801512</text:p>
          </table:table-cell>
          <table:table-cell office:value-type="float" office:value="49.782773" calcext:value-type="float">
            <text:p>49.782773</text:p>
          </table:table-cell>
          <table:table-cell office:value-type="float" office:value="-7.5080012" calcext:value-type="float">
            <text:p>-7.5080012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SV0556502478</text:p>
          </table:table-cell>
          <table:table-cell office:value-type="float" office:value="49.792669" calcext:value-type="float">
            <text:p>49.792669</text:p>
          </table:table-cell>
          <table:table-cell office:value-type="float" office:value="-7.4827509" calcext:value-type="float">
            <text:p>-7.4827509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SV0468303484</text:p>
          </table:table-cell>
          <table:table-cell office:value-type="float" office:value="49.801096" calcext:value-type="float">
            <text:p>49.801096</text:p>
          </table:table-cell>
          <table:table-cell office:value-type="float" office:value="-7.495971" calcext:value-type="float">
            <text:p>-7.49597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SV0481001845</text:p>
          </table:table-cell>
          <table:table-cell office:value-type="float" office:value="49.786506" calcext:value-type="float">
            <text:p>49.786506</text:p>
          </table:table-cell>
          <table:table-cell office:value-type="float" office:value="-7.4925494" calcext:value-type="float">
            <text:p>-7.4925494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V0379501130</text:p>
          </table:table-cell>
          <table:table-cell office:value-type="float" office:value="49.779437" calcext:value-type="float">
            <text:p>49.779437</text:p>
          </table:table-cell>
          <table:table-cell office:value-type="float" office:value="-7.5058565" calcext:value-type="float">
            <text:p>-7.5058565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SV0558802496</text:p>
          </table:table-cell>
          <table:table-cell office:value-type="float" office:value="49.792845" calcext:value-type="float">
            <text:p>49.792845</text:p>
          </table:table-cell>
          <table:table-cell office:value-type="float" office:value="-7.4824511" calcext:value-type="float">
            <text:p>-7.4824511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V0535302085</text:p>
          </table:table-cell>
          <table:table-cell office:value-type="float" office:value="49.789011" calcext:value-type="float">
            <text:p>49.789011</text:p>
          </table:table-cell>
          <table:table-cell office:value-type="float" office:value="-7.4852842" calcext:value-type="float">
            <text:p>-7.4852842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SV0501303158</text:p>
          </table:table-cell>
          <table:table-cell office:value-type="float" office:value="49.798395" calcext:value-type="float">
            <text:p>49.798395</text:p>
          </table:table-cell>
          <table:table-cell office:value-type="float" office:value="-7.4910753" calcext:value-type="float">
            <text:p>-7.4910753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SV0353901307</text:p>
          </table:table-cell>
          <table:table-cell office:value-type="float" office:value="49.780853" calcext:value-type="float">
            <text:p>49.780853</text:p>
          </table:table-cell>
          <table:table-cell office:value-type="float" office:value="-7.509576" calcext:value-type="float">
            <text:p>-7.509576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SV0343604870</text:p>
          </table:table-cell>
          <table:table-cell office:value-type="float" office:value="49.812682" calcext:value-type="float">
            <text:p>49.812682</text:p>
          </table:table-cell>
          <table:table-cell office:value-type="float" office:value="-7.5146326" calcext:value-type="float">
            <text:p>-7.5146326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SV0361004668</text:p>
          </table:table-cell>
          <table:table-cell office:value-type="float" office:value="49.810989" calcext:value-type="float">
            <text:p>49.810989</text:p>
          </table:table-cell>
          <table:table-cell office:value-type="float" office:value="-7.5120194" calcext:value-type="float">
            <text:p>-7.5120194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SV0341004920</text:p>
          </table:table-cell>
          <table:table-cell office:value-type="float" office:value="49.813113" calcext:value-type="float">
            <text:p>49.813113</text:p>
          </table:table-cell>
          <table:table-cell office:value-type="float" office:value="-7.5150434" calcext:value-type="float">
            <text:p>-7.515043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7490" calcext:value-type="float">
            <text:p>7490</text:p>
          </table:table-cell>
          <table:table-cell office:value-type="string" calcext:value-type="string">
            <text:p>SV0317807490</text:p>
          </table:table-cell>
          <table:table-cell office:value-type="float" office:value="49.835967" calcext:value-type="float">
            <text:p>49.835967</text:p>
          </table:table-cell>
          <table:table-cell office:value-type="float" office:value="-7.520879" calcext:value-type="float">
            <text:p>-7.520879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SV0326404915</text:p>
          </table:table-cell>
          <table:table-cell office:value-type="float" office:value="49.812972" calcext:value-type="float">
            <text:p>49.812972</text:p>
          </table:table-cell>
          <table:table-cell office:value-type="float" office:value="-7.5170581" calcext:value-type="float">
            <text:p>-7.5170581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SV0345508504</text:p>
          </table:table-cell>
          <table:table-cell office:value-type="float" office:value="49.845228" calcext:value-type="float">
            <text:p>49.845228</text:p>
          </table:table-cell>
          <table:table-cell office:value-type="float" office:value="-7.5180813" calcext:value-type="float">
            <text:p>-7.5180813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SV0264903531</text:p>
          </table:table-cell>
          <table:table-cell office:value-type="float" office:value="49.800175" calcext:value-type="float">
            <text:p>49.800175</text:p>
          </table:table-cell>
          <table:table-cell office:value-type="float" office:value="-7.5241518" calcext:value-type="float">
            <text:p>-7.524151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367" calcext:value-type="float">
            <text:p>8367</text:p>
          </table:table-cell>
          <table:table-cell office:value-type="string" calcext:value-type="string">
            <text:p>SV0315008367</text:p>
          </table:table-cell>
          <table:table-cell office:value-type="float" office:value="49.8438" calcext:value-type="float">
            <text:p>49.8438</text:p>
          </table:table-cell>
          <table:table-cell office:value-type="float" office:value="-7.5221635" calcext:value-type="float">
            <text:p>-7.5221635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V0323905131</text:p>
          </table:table-cell>
          <table:table-cell office:value-type="float" office:value="49.814889" calcext:value-type="float">
            <text:p>49.814889</text:p>
          </table:table-cell>
          <table:table-cell office:value-type="float" office:value="-7.5176245" calcext:value-type="float">
            <text:p>-7.517624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SV0365304468</text:p>
          </table:table-cell>
          <table:table-cell office:value-type="float" office:value="49.809227" calcext:value-type="float">
            <text:p>49.809227</text:p>
          </table:table-cell>
          <table:table-cell office:value-type="float" office:value="-7.5112206" calcext:value-type="float">
            <text:p>-7.5112206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SV0414805569</text:p>
          </table:table-cell>
          <table:table-cell office:value-type="float" office:value="49.81941" calcext:value-type="float">
            <text:p>49.81941</text:p>
          </table:table-cell>
          <table:table-cell office:value-type="float" office:value="-7.5054944" calcext:value-type="float">
            <text:p>-7.5054944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SV0471105185</text:p>
          </table:table-cell>
          <table:table-cell office:value-type="float" office:value="49.816343" calcext:value-type="float">
            <text:p>49.816343</text:p>
          </table:table-cell>
          <table:table-cell office:value-type="float" office:value="-7.4973135" calcext:value-type="float">
            <text:p>-7.497313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8780" calcext:value-type="float">
            <text:p>8780</text:p>
          </table:table-cell>
          <table:table-cell office:value-type="string" calcext:value-type="string">
            <text:p>SV0220508780</text:p>
          </table:table-cell>
          <table:table-cell office:value-type="float" office:value="49.846871" calcext:value-type="float">
            <text:p>49.846871</text:p>
          </table:table-cell>
          <table:table-cell office:value-type="float" office:value="-7.5356687" calcext:value-type="float">
            <text:p>-7.535668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SV0305201802</text:p>
          </table:table-cell>
          <table:table-cell office:value-type="float" office:value="49.784963" calcext:value-type="float">
            <text:p>49.784963</text:p>
          </table:table-cell>
          <table:table-cell office:value-type="float" office:value="-7.5168138" calcext:value-type="float">
            <text:p>-7.5168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3:50:29.973539407</meta:creation-date>
    <dc:date>2018-02-13T13:51:57.535864427</dc:date>
    <meta:editing-duration>PT1M27S</meta:editing-duration>
    <meta:editing-cycles>1</meta:editing-cycles>
    <meta:generator>LibreOffice/5.1.6.2$Linux_X86_64 LibreOffice_project/10m0$Build-2</meta:generator>
    <meta:document-statistic meta:table-count="1" meta:cell-count="515" meta:object-count="0"/>
  </office:meta>
</office:document-meta>
</file>